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 table:number-rows-repeated="104851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00-00-00</text:date>, <text:time style:data-style-name="N2" text:time-value="00:22:18.097108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9T14:36:07.287519827</dc:date>
    <meta:editing-duration>P2DT18H56M7S</meta:editing-duration>
    <meta:editing-cycles>84</meta:editing-cycles>
    <meta:document-statistic meta:table-count="5" meta:cell-count="1612" meta:object-count="0"/>
  </office:meta>
</office:document-meta>
</file>